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6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34e2e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17b132"/>
    </style:style>
    <style:style style:name="T2" style:family="text">
      <style:text-properties officeooo:rsid="00134e2e"/>
    </style:style>
    <style:style style:name="T3" style:family="text">
      <style:text-properties fo:color="#3d7b7b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bbbbbb" loext:opacity="100%"/>
    </style:style>
    <style:style style:name="T6" style:family="text">
      <style:text-properties fo:color="#ba2121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008000" loext:opacity="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6</text:span></text:p>
      <text:h text:style-name="P2" text:outline-level="1">Question</text:h>
      <text:p text:style-name="P3"><text:span text:style-name="T2">If </text:span><draw:frame draw:style-name="fr1" draw:name="Object1" text:anchor-type="as-char" svg:y="-0.1752in" svg:width="2.4484in" svg:height="0.2236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">then find </text:span><text:span text:style-name="T1">div(F) and curl(F) </text:span></text:p>
      <text:h text:style-name="P2" text:outline-level="1" text:is-list-header="true">Code</text:h>
      <text:p text:style-name="P4"><text:span text:style-name="T3"><text:s/>1 <text:s/></text:span><text:span text:style-name="T4">syms</text:span><text:span text:style-name="T5"> </text:span><text:span text:style-name="T6">x</text:span><text:span text:style-name="T5"> </text:span><text:span text:style-name="T6">y</text:span><text:span text:style-name="T5"> </text:span><text:span text:style-name="T6">z</text:span><text:span text:style-name="T4">;</text:span></text:p>
      <text:p text:style-name="P4"><text:span text:style-name="T3"><text:s/>2 <text:s/></text:span><text:span text:style-name="T4">F</text:span><text:span text:style-name="T5"> </text:span><text:span text:style-name="T4">=</text:span><text:span text:style-name="T5"> </text:span><text:span text:style-name="T4">[x</text:span><text:span text:style-name="T7">*</text:span><text:span text:style-name="T8">sin</text:span><text:span text:style-name="T4">(y),</text:span><text:span text:style-name="T5"> </text:span><text:span text:style-name="T4">y</text:span><text:span text:style-name="T7">*</text:span><text:span text:style-name="T8">cos</text:span><text:span text:style-name="T4">(z),</text:span><text:span text:style-name="T5"> </text:span><text:span text:style-name="T4">z</text:span><text:span text:style-name="T7">*</text:span><text:span text:style-name="T4">(x)];</text:span></text:p>
      <text:p text:style-name="P4"><text:span text:style-name="T3"><text:s/>3 <text:s/></text:span><text:span text:style-name="T8">disp</text:span><text:span text:style-name="T4">(</text:span><text:span text:style-name="T6">'Vector Function F = '</text:span><text:span text:style-name="T4">);</text:span></text:p>
      <text:p text:style-name="P4"><text:span text:style-name="T3"><text:s/>4 <text:s/></text:span><text:span text:style-name="T8">disp</text:span><text:span text:style-name="T4">(F);</text:span></text:p>
      <text:p text:style-name="P4"><text:span text:style-name="T3"><text:s/>5 <text:s/></text:span><text:span text:style-name="T4">div_F</text:span><text:span text:style-name="T5"> </text:span><text:span text:style-name="T4">=</text:span><text:span text:style-name="T5"> </text:span><text:span text:style-name="T8">divergence</text:span><text:span text:style-name="T4">(F,[x,y,z]);</text:span></text:p>
      <text:p text:style-name="P4"><text:span text:style-name="T3"><text:s/>6 <text:s/></text:span><text:span text:style-name="T8">disp</text:span><text:span text:style-name="T4">(</text:span><text:span text:style-name="T6">'div(F) at (x,y,z) = '</text:span><text:span text:style-name="T4">);</text:span></text:p>
      <text:p text:style-name="P4"><text:span text:style-name="T3"><text:s/>7 <text:s/></text:span><text:span text:style-name="T8">disp</text:span><text:span text:style-name="T4">(div_F);</text:span></text:p>
      <text:p text:style-name="P4"><text:span text:style-name="T3"><text:s/>8 <text:s/></text:span><text:span text:style-name="T4">curl_F</text:span><text:span text:style-name="T5"> </text:span><text:span text:style-name="T4">=</text:span><text:span text:style-name="T5"> </text:span><text:span text:style-name="T8">curl</text:span><text:span text:style-name="T4">(F,[x,y,z]);</text:span></text:p>
      <text:p text:style-name="P4"><text:span text:style-name="T3"><text:s/>9 <text:s/></text:span><text:span text:style-name="T8">disp</text:span><text:span text:style-name="T4">(</text:span><text:span text:style-name="T6">'curl(F) at (x,y,z) = '</text:span><text:span text:style-name="T4">)</text:span></text:p>
      <text:p text:style-name="P4"><text:span text:style-name="T3">10 <text:s/></text:span><text:span text:style-name="T8">disp</text:span><text:span text:style-name="T4">(curl_F);</text:span></text:p>
      <text:h text:style-name="P5" text:outline-level="1">Output</text:h>
      <text:p text:style-name="P6">&gt;&gt; Assignment_6</text:p>
      <text:p text:style-name="P6">Vector Function F = </text:p>
      <text:p text:style-name="P6">[x*sin(y), y*cos(z), z*tan(x)]</text:p>
      <text:p text:style-name="P6"><text:s/></text:p>
      <text:p text:style-name="P6">div(F) at (x,y,z) = </text:p>
      <text:p text:style-name="P6">cos(z) + tan(x) + sin(y)</text:p>
      <text:p text:style-name="P6"><text:s/></text:p>
      <text:p text:style-name="P6">curl(F) at (x,y,z) = </text:p>
      <text:p text:style-name="P6"><text:s text:c="9"/>y*sin(z)</text:p>
      <text:p text:style-name="P6">-z*(tan(x)^2 + 1)</text:p>
      <text:p text:style-name="P6"><text:s text:c="8"/>-x*cos(y)</text:p>
      <text:p text:style-name="P6"><text:s/></text:p>
      <text:p text:style-name="P6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160d7a"/>
    </style:style>
    <style:style style:name="MT3" style:family="text">
      <style:text-properties style:font-name="FiraCode Nerd Font Mono" officeooo:rsid="0006d1ab"/>
    </style:style>
    <style:style style:name="MT4" style:family="text">
      <style:text-properties style:font-name="FiraCode Nerd Font Mono" officeooo:rsid="0019cd3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</text:span><text:span text:style-name="MT2">7</text:span><text:span text:style-name="MT3">.01.2025</text:span></text:p>
        <text:p text:style-name="MP1">Date of Submission: <text:span text:style-name="MT4">24</text:span><text:span text:style-name="MT3">.0</text:span><text:span text:style-name="MT2">2</text:span><text:span text:style-name="MT3">.2025</text:span></text:p>
      </style:header>
      <style:footer>
        <text:p text:style-name="MP2"><text:bookmark-start text:name="PageNumWizard_FOOTER_Default Page Style1"/><text:page-number text:select-page="current">1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23T10:16:06.195055996</dc:date>
    <meta:editing-duration>PT49M56S</meta:editing-duration>
    <meta:editing-cycles>15</meta:editing-cycles>
    <meta:generator>LibreOffice/24.8.4.2$Linux_X86_64 LibreOffice_project/480$Build-2</meta:generator>
    <meta:print-date>2025-02-09T21:29:45.683461809</meta:print-date>
    <meta:printed-by>PDF files</meta:printed-by>
    <meta:document-statistic meta:table-count="0" meta:image-count="0" meta:object-count="1" meta:page-count="1" meta:paragraph-count="31" meta:word-count="92" meta:character-count="571" meta:non-whitespace-character-count="463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i>x</mi>
      </mrow>
      <mi>sin</mi>
      <mrow>
        <mo fence="true" form="prefix" stretchy="false">(</mo>
        <mrow>
          <mi>y</mi>
        </mrow>
        <mo fence="true" form="postfix" stretchy="false">)</mo>
      </mrow>
      <mrow>
        <mover accent="true">
          <mi>i</mi>
          <mo stretchy="false">^</mo>
        </mover>
        <mo stretchy="false">+</mo>
        <mi>y</mi>
      </mrow>
      <mi>cos</mi>
      <mrow>
        <mo fence="true" form="prefix" stretchy="false">(</mo>
        <mrow>
          <mi>z</mi>
        </mrow>
        <mo fence="true" form="postfix" stretchy="false">)</mo>
      </mrow>
      <mrow>
        <mover accent="true">
          <mi>j</mi>
          <mo stretchy="false">^</mo>
        </mover>
        <mo stretchy="false">+</mo>
        <mi>z</mi>
      </mrow>
      <mi>tan</mi>
      <mrow>
        <mo fence="true" form="prefix" stretchy="false">(</mo>
        <mrow>
          <mi>x</mi>
        </mrow>
        <mo fence="true" form="postfix" stretchy="false">)</mo>
      </mrow>
      <mover accent="true">
        <mi>k</mi>
        <mo stretchy="false">^</mo>
      </mover>
    </mrow>
    <annotation encoding="StarMath 5.0">F = x sin(y) hat i + y cos (z) hat j + z tan(x) hat k</annotation>
  </semantics>
</math>
</file>